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ResponseExecutor.execute( FacesContext faces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nderResponseExecutor.RenderResponse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Executo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